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nsfer Model</text:p>
          </table:table-cell>
          <table:table-cell office:value-type="string" calcext:value-type="string">
            <text:p>Transfer Model Top Layer</text:p>
          </table:table-cell>
          <table:table-cell office:value-type="string" calcext:value-type="string">
            <text:p>Our Model # Layers</text:p>
          </table:table-cell>
          <table:table-cell office:value-type="string" calcext:value-type="string">
            <text:p>Our Model Neurons/Layer</text:p>
          </table:table-cell>
          <table:table-cell office:value-type="string" calcext:value-type="string">
            <text:p>Tr Best Epoch</text:p>
          </table:table-cell>
          <table:table-cell office:value-type="string" calcext:value-type="string">
            <text:p>Tr Best Accur</text:p>
          </table:table-cell>
          <table:table-cell office:value-type="string" calcext:value-type="string">
            <text:p>Te_1 Best Epoch</text:p>
          </table:table-cell>
          <table:table-cell office:value-type="string" calcext:value-type="string">
            <text:p>Te_1 Best Accur</text:p>
          </table:table-cell>
          <table:table-cell office:value-type="string" calcext:value-type="string">
            <text:p>Te_2 Best Epoch</text:p>
          </table:table-cell>
          <table:table-cell office:value-type="string" calcext:value-type="string">
            <text:p>Te_2 Best Accur</text:p>
          </table:table-cell>
          <table:table-cell office:value-type="string" calcext:value-type="string">
            <text:p>Te_3 Best Epoch</text:p>
          </table:table-cell>
          <table:table-cell office:value-type="string" calcext:value-type="string">
            <text:p>Te_3 Best Accur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759259255649218" calcext:value-type="float">
            <text:p>0.759259255649218</text:p>
          </table:table-cell>
          <table:table-cell office:value-type="float" office:value="5" calcext:value-type="float">
            <text:p>5</text:p>
          </table:table-cell>
          <table:table-cell office:value-type="float" office:value="0.667755997648426" calcext:value-type="float">
            <text:p>0.667755997648426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7" calcext:value-type="float">
            <text:p>7</text:p>
          </table:table-cell>
          <table:table-cell office:value-type="float" office:value="0.841666579246521" calcext:value-type="float">
            <text:p>0.841666579246521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799564262542849" calcext:value-type="float">
            <text:p>0.799564262542849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8" calcext:value-type="float">
            <text:p>8</text:p>
          </table:table-cell>
          <table:table-cell office:value-type="float" office:value="0.84166669845581" calcext:value-type="float">
            <text:p>0.84166669845581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828758158948686" calcext:value-type="float">
            <text:p>0.828758158948686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6666655540466" calcext:value-type="float">
            <text:p>0.836666655540466</text:p>
          </table:table-cell>
          <table:table-cell office:value-type="float" office:value="4" calcext:value-type="float">
            <text:p>4</text:p>
          </table:table-cell>
          <table:table-cell office:value-type="float" office:value="0.84166669845581" calcext:value-type="float">
            <text:p>0.84166669845581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53376903565101" calcext:value-type="float">
            <text:p>0.953376903565101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3" calcext:value-type="float">
            <text:p>3</text:p>
          </table:table-cell>
          <table:table-cell office:value-type="float" office:value="0.836666655540466" calcext:value-type="float">
            <text:p>0.836666655540466</text:p>
          </table:table-cell>
          <table:table-cell office:value-type="float" office:value="3" calcext:value-type="float">
            <text:p>3</text:p>
          </table:table-cell>
          <table:table-cell office:value-type="float" office:value="0.84166669845581" calcext:value-type="float">
            <text:p>0.84166669845581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63180825912874" calcext:value-type="float">
            <text:p>0.963180825912874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0.958387785565619" calcext:value-type="float">
            <text:p>0.958387785565619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prediction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53376901850981" calcext:value-type="float">
            <text:p>0.953376901850981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4" calcext:value-type="float">
            <text:p>4</text:p>
          </table:table-cell>
          <table:table-cell office:value-type="float" office:value="0.841666579246521" calcext:value-type="float">
            <text:p>0.841666579246521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predictions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57298476166195" calcext:value-type="float">
            <text:p>0.957298476166195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predictions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72331161904179" calcext:value-type="float">
            <text:p>0.972331161904179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682570828176012" calcext:value-type="float">
            <text:p>0.68257082817601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0" calcext:value-type="float">
            <text:p>10</text:p>
          </table:table-cell>
          <table:table-cell office:value-type="float" office:value="0.836666655540466" calcext:value-type="float">
            <text:p>0.836666655540466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695424856079949" calcext:value-type="float">
            <text:p>0.695424856079949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708061016930474" calcext:value-type="float">
            <text:p>0.708061016930474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732461867846695" calcext:value-type="float">
            <text:p>0.732461867846695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757734191495609" calcext:value-type="float">
            <text:p>0.757734191495609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76122003053528" calcext:value-type="float">
            <text:p>0.7612200305352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prediction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729193898431616" calcext:value-type="float">
            <text:p>0.729193898431616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predictions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75816993066688" calcext:value-type="float">
            <text:p>0.7581699306668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predictions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746840955852683" calcext:value-type="float">
            <text:p>0.746840955852683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676688473286972" calcext:value-type="float">
            <text:p>0.676688473286972</text:p>
          </table:table-cell>
          <table:table-cell office:value-type="float" office:value="8" calcext:value-type="float">
            <text:p>8</text:p>
          </table:table-cell>
          <table:table-cell office:value-type="float" office:value="0.667755997258853" calcext:value-type="float">
            <text:p>0.667755997258853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688235312427571" calcext:value-type="float">
            <text:p>0.688235312427571</text:p>
          </table:table-cell>
          <table:table-cell office:value-type="float" office:value="6" calcext:value-type="float">
            <text:p>6</text:p>
          </table:table-cell>
          <table:table-cell office:value-type="float" office:value="0.667755997258853" calcext:value-type="float">
            <text:p>0.667755997258853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7" calcext:value-type="float">
            <text:p>7</text:p>
          </table:table-cell>
          <table:table-cell office:value-type="float" office:value="0.84166669845581" calcext:value-type="float">
            <text:p>0.84166669845581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692810463359932" calcext:value-type="float">
            <text:p>0.692810463359932</text:p>
          </table:table-cell>
          <table:table-cell office:value-type="float" office:value="8" calcext:value-type="float">
            <text:p>8</text:p>
          </table:table-cell>
          <table:table-cell office:value-type="float" office:value="0.667756009725184" calcext:value-type="float">
            <text:p>0.667756009725184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7" calcext:value-type="float">
            <text:p>7</text:p>
          </table:table-cell>
          <table:table-cell office:value-type="float" office:value="0.841666579246521" calcext:value-type="float">
            <text:p>0.841666579246521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718736384585013" calcext:value-type="float">
            <text:p>0.718736384585013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6" calcext:value-type="float">
            <text:p>6</text:p>
          </table:table-cell>
          <table:table-cell office:value-type="float" office:value="0.84166669845581" calcext:value-type="float">
            <text:p>0.84166669845581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744008710493449" calcext:value-type="float">
            <text:p>0.744008710493449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7" calcext:value-type="float">
            <text:p>7</text:p>
          </table:table-cell>
          <table:table-cell office:value-type="float" office:value="0.833333373069763" calcext:value-type="float">
            <text:p>0.833333373069763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0.722657944330203" calcext:value-type="float">
            <text:p>0.722657944330203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6" calcext:value-type="float">
            <text:p>6</text:p>
          </table:table-cell>
          <table:table-cell office:value-type="float" office:value="0.866666674613953" calcext:value-type="float">
            <text:p>0.866666674613953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prediction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729193900691138" calcext:value-type="float">
            <text:p>0.729193900691138</text:p>
          </table:table-cell>
          <table:table-cell office:value-type="float" office:value="6" calcext:value-type="float">
            <text:p>6</text:p>
          </table:table-cell>
          <table:table-cell office:value-type="float" office:value="0.66775601323134" calcext:value-type="float">
            <text:p>0.66775601323134</text:p>
          </table:table-cell>
          <table:table-cell office:value-type="float" office:value="5" calcext:value-type="float">
            <text:p>5</text:p>
          </table:table-cell>
          <table:table-cell office:value-type="float" office:value="0.836666617393494" calcext:value-type="float">
            <text:p>0.836666617393494</text:p>
          </table:table-cell>
          <table:table-cell office:value-type="float" office:value="8" calcext:value-type="float">
            <text:p>8</text:p>
          </table:table-cell>
          <table:table-cell office:value-type="float" office:value="0.858333289623261" calcext:value-type="float">
            <text:p>0.858333289623261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predictions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720697171781577" calcext:value-type="float">
            <text:p>0.720697171781577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predictions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721132901525186" calcext:value-type="float">
            <text:p>0.721132901525186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fc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678649250977959" calcext:value-type="float">
            <text:p>0.678649250977959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fc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692810477150811" calcext:value-type="float">
            <text:p>0.692810477150811</text:p>
          </table:table-cell>
          <table:table-cell office:value-type="float" office:value="8" calcext:value-type="float">
            <text:p>8</text:p>
          </table:table-cell>
          <table:table-cell office:value-type="float" office:value="0.666666683418299" calcext:value-type="float">
            <text:p>0.666666683418299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fc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698910691457636" calcext:value-type="float">
            <text:p>0.698910691457636</text:p>
          </table:table-cell>
          <table:table-cell office:value-type="float" office:value="7" calcext:value-type="float">
            <text:p>7</text:p>
          </table:table-cell>
          <table:table-cell office:value-type="float" office:value="0.666666683418299" calcext:value-type="float">
            <text:p>0.666666683418299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fc100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727886718005137" calcext:value-type="float">
            <text:p>0.727886718005137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fc100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745751635077732" calcext:value-type="float">
            <text:p>0.74575163507773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fc1000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0.741394351042953" calcext:value-type="float">
            <text:p>0.741394351042953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fc100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723965144936555" calcext:value-type="float">
            <text:p>0.723965144936555</text:p>
          </table:table-cell>
          <table:table-cell office:value-type="float" office:value="7" calcext:value-type="float">
            <text:p>7</text:p>
          </table:table-cell>
          <table:table-cell office:value-type="float" office:value="0.666666683418299" calcext:value-type="float">
            <text:p>0.666666683418299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fc1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727450978210549" calcext:value-type="float">
            <text:p>0.727450978210549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fc1000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735947719118953" calcext:value-type="float">
            <text:p>0.735947719118953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766013067220551" calcext:value-type="float">
            <text:p>0.766013067220551</text:p>
          </table:table-cell>
          <table:table-cell office:value-type="float" office:value="2" calcext:value-type="float">
            <text:p>2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9" calcext:value-type="float">
            <text:p>9</text:p>
          </table:table-cell>
          <table:table-cell office:value-type="float" office:value="0.84166669845581" calcext:value-type="float">
            <text:p>0.84166669845581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837908495641222" calcext:value-type="float">
            <text:p>0.83790849564122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8" calcext:value-type="float">
            <text:p>8</text:p>
          </table:table-cell>
          <table:table-cell office:value-type="float" office:value="0.85833340883255" calcext:value-type="float">
            <text:p>0.85833340883255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87233114725624" calcext:value-type="float">
            <text:p>0.87233114725624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6" calcext:value-type="float">
            <text:p>6</text:p>
          </table:table-cell>
          <table:table-cell office:value-type="float" office:value="0.850000023841858" calcext:value-type="float">
            <text:p>0.85000002384185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67973843742819" calcext:value-type="float">
            <text:p>0.967973843742819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4" calcext:value-type="float">
            <text:p>4</text:p>
          </table:table-cell>
          <table:table-cell office:value-type="float" office:value="0.850000023841858" calcext:value-type="float">
            <text:p>0.85000002384185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64488012182946" calcext:value-type="float">
            <text:p>0.964488012182946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65795204919927" calcext:value-type="float">
            <text:p>0.965795204919927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prediction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66884520864175" calcext:value-type="float">
            <text:p>0.966884520864175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predictions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71459696339626" calcext:value-type="float">
            <text:p>0.971459696339626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predictions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61220041131662" calcext:value-type="float">
            <text:p>0.96122004113166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733115470643137" calcext:value-type="float">
            <text:p>0.733115470643137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6" calcext:value-type="float">
            <text:p>6</text:p>
          </table:table-cell>
          <table:table-cell office:value-type="float" office:value="0.839999992847443" calcext:value-type="float">
            <text:p>0.839999992847443</text:p>
          </table:table-cell>
          <table:table-cell office:value-type="float" office:value="8" calcext:value-type="float">
            <text:p>8</text:p>
          </table:table-cell>
          <table:table-cell office:value-type="float" office:value="0.84166669845581" calcext:value-type="float">
            <text:p>0.84166669845581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779520695583493" calcext:value-type="float">
            <text:p>0.779520695583493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5" calcext:value-type="float">
            <text:p>5</text:p>
          </table:table-cell>
          <table:table-cell office:value-type="float" office:value="0.836666650772095" calcext:value-type="float">
            <text:p>0.836666650772095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808278853986777" calcext:value-type="float">
            <text:p>0.808278853986777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4" calcext:value-type="float">
            <text:p>4</text:p>
          </table:table-cell>
          <table:table-cell office:value-type="float" office:value="0.839999992847443" calcext:value-type="float">
            <text:p>0.839999992847443</text:p>
          </table:table-cell>
          <table:table-cell office:value-type="float" office:value="8" calcext:value-type="float">
            <text:p>8</text:p>
          </table:table-cell>
          <table:table-cell office:value-type="float" office:value="0.858333289623261" calcext:value-type="float">
            <text:p>0.858333289623261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17211327911202" calcext:value-type="float">
            <text:p>0.91721132791120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4" calcext:value-type="float">
            <text:p>4</text:p>
          </table:table-cell>
          <table:table-cell office:value-type="float" office:value="0.841666579246521" calcext:value-type="float">
            <text:p>0.841666579246521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33551197893479" calcext:value-type="float">
            <text:p>0.933551197893479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3" calcext:value-type="float">
            <text:p>3</text:p>
          </table:table-cell>
          <table:table-cell office:value-type="float" office:value="0.836666634082794" calcext:value-type="float">
            <text:p>0.836666634082794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34422654264113" calcext:value-type="float">
            <text:p>0.934422654264113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prediction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22222224014257" calcext:value-type="float">
            <text:p>0.922222224014257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predictions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926579513425141" calcext:value-type="float">
            <text:p>0.926579513425141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3" calcext:value-type="float">
            <text:p>3</text:p>
          </table:table-cell>
          <table:table-cell office:value-type="float" office:value="0.836666634082794" calcext:value-type="float">
            <text:p>0.836666634082794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predictions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0.913071895502751" calcext:value-type="float">
            <text:p>0.913071895502751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reshape_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809586046645844" calcext:value-type="float">
            <text:p>0.809586046645844</text:p>
          </table:table-cell>
          <table:table-cell office:value-type="float" office:value="7" calcext:value-type="float">
            <text:p>7</text:p>
          </table:table-cell>
          <table:table-cell office:value-type="float" office:value="0.667755997258853" calcext:value-type="float">
            <text:p>0.667755997258853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reshape_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880827892060373" calcext:value-type="float">
            <text:p>0.880827892060373</text:p>
          </table:table-cell>
          <table:table-cell office:value-type="float" office:value="6" calcext:value-type="float">
            <text:p>6</text:p>
          </table:table-cell>
          <table:table-cell office:value-type="float" office:value="0.666666683418299" calcext:value-type="float">
            <text:p>0.666666683418299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reshape_2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16121995293237" calcext:value-type="float">
            <text:p>0.916121995293237</text:p>
          </table:table-cell>
          <table:table-cell office:value-type="float" office:value="5" calcext:value-type="float">
            <text:p>5</text:p>
          </table:table-cell>
          <table:table-cell office:value-type="float" office:value="0.667755997258853" calcext:value-type="float">
            <text:p>0.667755997258853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reshape_2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990849662138746" calcext:value-type="float">
            <text:p>0.990849662138746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reshape_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2374721851224" calcext:value-type="float">
            <text:p>0.992374721851224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reshape_2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3899777823803" calcext:value-type="float">
            <text:p>0.993899777823803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reshape_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106752872467" calcext:value-type="float">
            <text:p>0.99106752872467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reshape_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993246193181455" calcext:value-type="float">
            <text:p>0.993246193181455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reshape_2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0.988888903848486" calcext:value-type="float">
            <text:p>0.988888903848486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fc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7812636229727" calcext:value-type="float">
            <text:p>0.7812636229727</text:p>
          </table:table-cell>
          <table:table-cell office:value-type="float" office:value="7" calcext:value-type="float">
            <text:p>7</text:p>
          </table:table-cell>
          <table:table-cell office:value-type="float" office:value="0.668845330188477" calcext:value-type="float">
            <text:p>0.668845330188477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fc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853594760723363" calcext:value-type="float">
            <text:p>0.853594760723363</text:p>
          </table:table-cell>
          <table:table-cell office:value-type="float" office:value="6" calcext:value-type="float">
            <text:p>6</text:p>
          </table:table-cell>
          <table:table-cell office:value-type="float" office:value="0.66666669588463" calcext:value-type="float">
            <text:p>0.66666669588463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fc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889106751111598" calcext:value-type="float">
            <text:p>0.889106751111598</text:p>
          </table:table-cell>
          <table:table-cell office:value-type="float" office:value="5" calcext:value-type="float">
            <text:p>5</text:p>
          </table:table-cell>
          <table:table-cell office:value-type="float" office:value="0.667756016347922" calcext:value-type="float">
            <text:p>0.667756016347922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fc100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75816994866514" calcext:value-type="float">
            <text:p>0.975816994866514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fc100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98126360863642" calcext:value-type="float">
            <text:p>0.9812636086364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fc1000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0.986056644620459" calcext:value-type="float">
            <text:p>0.986056644620459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fc100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79520690129473" calcext:value-type="float">
            <text:p>0.979520690129473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fc1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978213499885758" calcext:value-type="float">
            <text:p>0.97821349988575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fc1000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0.975163406562182" calcext:value-type="float">
            <text:p>0.97516340656218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add_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8257067312602" calcext:value-type="float">
            <text:p>0.998257067312602</text:p>
          </table:table-cell>
          <table:table-cell office:value-type="float" office:value="2" calcext:value-type="float">
            <text:p>2</text:p>
          </table:table-cell>
          <table:table-cell office:value-type="float" office:value="0.659041421475753" calcext:value-type="float">
            <text:p>0.659041421475753</text:p>
          </table:table-cell>
          <table:table-cell office:value-type="float" office:value="2" calcext:value-type="float">
            <text:p>2</text:p>
          </table:table-cell>
          <table:table-cell office:value-type="float" office:value="0.816666650772095" calcext:value-type="float">
            <text:p>0.816666650772095</text:p>
          </table:table-cell>
          <table:table-cell office:value-type="float" office:value="3" calcext:value-type="float">
            <text:p>3</text:p>
          </table:table-cell>
          <table:table-cell office:value-type="float" office:value="0.850000023841858" calcext:value-type="float">
            <text:p>0.850000023841858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add_1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803333330154419" calcext:value-type="float">
            <text:p>0.803333330154419</text:p>
          </table:table-cell>
          <table:table-cell office:value-type="float" office:value="2" calcext:value-type="float">
            <text:p>2</text:p>
          </table:table-cell>
          <table:table-cell office:value-type="float" office:value="0.84166669845581" calcext:value-type="float">
            <text:p>0.84166669845581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add_12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23333296775818" calcext:value-type="float">
            <text:p>0.823333296775818</text:p>
          </table:table-cell>
          <table:table-cell office:value-type="float" office:value="2" calcext:value-type="float">
            <text:p>2</text:p>
          </table:table-cell>
          <table:table-cell office:value-type="float" office:value="0.84166669845581" calcext:value-type="float">
            <text:p>0.84166669845581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add_12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997167754329108" calcext:value-type="float">
            <text:p>0.99716775432910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833333334922791" calcext:value-type="float">
            <text:p>0.83333333492279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add_1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999128535993738" calcext:value-type="float">
            <text:p>0.99912853599373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add_12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7821352372762" calcext:value-type="float">
            <text:p>0.99782135237276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2" calcext:value-type="float">
            <text:p>2</text:p>
          </table:table-cell>
          <table:table-cell office:value-type="float" office:value="0.850000023841858" calcext:value-type="float">
            <text:p>0.850000023841858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add_1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6732036116856" calcext:value-type="float">
            <text:p>0.996732036116856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3" calcext:value-type="float">
            <text:p>3</text:p>
          </table:table-cell>
          <table:table-cell office:value-type="float" office:value="0.858333289623261" calcext:value-type="float">
            <text:p>0.858333289623261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add_1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996949892729715" calcext:value-type="float">
            <text:p>0.996949892729715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add_12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4771246115367" calcext:value-type="float">
            <text:p>0.994771246115367</text:p>
          </table:table-cell>
          <table:table-cell office:value-type="float" office:value="2" calcext:value-type="float">
            <text:p>2</text:p>
          </table:table-cell>
          <table:table-cell office:value-type="float" office:value="0.667755997258853" calcext:value-type="float">
            <text:p>0.667755997258853</text:p>
          </table:table-cell>
          <table:table-cell office:value-type="float" office:value="2" calcext:value-type="float">
            <text:p>2</text:p>
          </table:table-cell>
          <table:table-cell office:value-type="float" office:value="0.833333334922791" calcext:value-type="float">
            <text:p>0.833333334922791</text:p>
          </table:table-cell>
          <table:table-cell office:value-type="float" office:value="2" calcext:value-type="float">
            <text:p>2</text:p>
          </table:table-cell>
          <table:table-cell office:value-type="float" office:value="0.84166669845581" calcext:value-type="float">
            <text:p>0.84166669845581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flatte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87581684464723" calcext:value-type="float">
            <text:p>0.987581684464723</text:p>
          </table:table-cell>
          <table:table-cell office:value-type="float" office:value="2" calcext:value-type="float">
            <text:p>2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823333292007446" calcext:value-type="float">
            <text:p>0.823333292007446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flatten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8257066221798" calcext:value-type="float">
            <text:p>0.99825706622179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23333313465118" calcext:value-type="float">
            <text:p>0.823333313465118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flatten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9564265737347" calcext:value-type="float">
            <text:p>0.999564265737347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26666634082794" calcext:value-type="float">
            <text:p>0.826666634082794</text:p>
          </table:table-cell>
          <table:table-cell office:value-type="float" office:value="2" calcext:value-type="float">
            <text:p>2</text:p>
          </table:table-cell>
          <table:table-cell office:value-type="float" office:value="0.84166669845581" calcext:value-type="float">
            <text:p>0.84166669845581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flatte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9346399151422" calcext:value-type="float">
            <text:p>0.99934639915142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flatte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8474948858124" calcext:value-type="float">
            <text:p>0.998474948858124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flatten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0.996732023650525" calcext:value-type="float">
            <text:p>0.996732023650525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flatte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8474948858124" calcext:value-type="float">
            <text:p>0.998474948858124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flatten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6949895222982" calcext:value-type="float">
            <text:p>0.99694989522298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flatten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5860569383584" calcext:value-type="float">
            <text:p>0.995860569383584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block4_p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9782133414075" calcext:value-type="float">
            <text:p>0.999782133414075</text:p>
          </table:table-cell>
          <table:table-cell office:value-type="float" office:value="2" calcext:value-type="float">
            <text:p>2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806666650772095" calcext:value-type="float">
            <text:p>0.806666650772095</text:p>
          </table:table-cell>
          <table:table-cell office:value-type="float" office:value="3" calcext:value-type="float">
            <text:p>3</text:p>
          </table:table-cell>
          <table:table-cell office:value-type="float" office:value="0.824999988079071" calcext:value-type="float">
            <text:p>0.824999988079071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block4_poo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806666650772095" calcext:value-type="float">
            <text:p>0.806666650772095</text:p>
          </table:table-cell>
          <table:table-cell office:value-type="float" office:value="1" calcext:value-type="float">
            <text:p>1</text:p>
          </table:table-cell>
          <table:table-cell office:value-type="float" office:value="0.800000011920929" calcext:value-type="float">
            <text:p>0.800000011920929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block4_pool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796666667461395" calcext:value-type="float">
            <text:p>0.796666667461395</text:p>
          </table:table-cell>
          <table:table-cell office:value-type="float" office:value="2" calcext:value-type="float">
            <text:p>2</text:p>
          </table:table-cell>
          <table:table-cell office:value-type="float" office:value="0.824999988079071" calcext:value-type="float">
            <text:p>0.824999988079071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block4_pool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998910672056909" calcext:value-type="float">
            <text:p>0.998910672056909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block4_pool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9564266828151" calcext:value-type="float">
            <text:p>0.999564266828151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block4_pool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0.998910675952637" calcext:value-type="float">
            <text:p>0.998910675952637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block4_pool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997167754329108" calcext:value-type="float">
            <text:p>0.99716775432910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block4_pool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6078436359081" calcext:value-type="float">
            <text:p>0.996078436359081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block4_pool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7821359073414" calcext:value-type="float">
            <text:p>0.997821359073414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flatte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85185171731936" calcext:value-type="float">
            <text:p>0.985185171731936</text:p>
          </table:table-cell>
          <table:table-cell office:value-type="float" office:value="2" calcext:value-type="float">
            <text:p>2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3" calcext:value-type="float">
            <text:p>3</text:p>
          </table:table-cell>
          <table:table-cell office:value-type="float" office:value="0.839999997615814" calcext:value-type="float">
            <text:p>0.839999997615814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flatten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8692802977718" calcext:value-type="float">
            <text:p>0.99869280297771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826666634082794" calcext:value-type="float">
            <text:p>0.826666634082794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flatten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9564266828151" calcext:value-type="float">
            <text:p>0.999564266828151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833333296775818" calcext:value-type="float">
            <text:p>0.8333332967758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flatte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6296297958474" calcext:value-type="float">
            <text:p>0.996296297958474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flatte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7821351593616" calcext:value-type="float">
            <text:p>0.997821351593616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flatten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8910676653868" calcext:value-type="float">
            <text:p>0.99891067665386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flatte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7821354086882" calcext:value-type="float">
            <text:p>0.99782135408688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flatten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6514159557866" calcext:value-type="float">
            <text:p>0.996514159557866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flatten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0.992374730110168" calcext:value-type="float">
            <text:p>0.99237473011016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block4_p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9128536149567" calcext:value-type="float">
            <text:p>0.999128536149567</text:p>
          </table:table-cell>
          <table:table-cell office:value-type="float" office:value="3" calcext:value-type="float">
            <text:p>3</text:p>
          </table:table-cell>
          <table:table-cell office:value-type="float" office:value="0.66884533057805" calcext:value-type="float">
            <text:p>0.66884533057805</text:p>
          </table:table-cell>
          <table:table-cell office:value-type="float" office:value="2" calcext:value-type="float">
            <text:p>2</text:p>
          </table:table-cell>
          <table:table-cell office:value-type="float" office:value="0.813333330154419" calcext:value-type="float">
            <text:p>0.813333330154419</text:p>
          </table:table-cell>
          <table:table-cell office:value-type="float" office:value="4" calcext:value-type="float">
            <text:p>4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block4_poo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6775601323134" calcext:value-type="float">
            <text:p>0.66775601323134</text:p>
          </table:table-cell>
          <table:table-cell office:value-type="float" office:value="3" calcext:value-type="float">
            <text:p>3</text:p>
          </table:table-cell>
          <table:table-cell office:value-type="float" office:value="0.783333325386047" calcext:value-type="float">
            <text:p>0.783333325386047</text:p>
          </table:table-cell>
          <table:table-cell office:value-type="float" office:value="2" calcext:value-type="float">
            <text:p>2</text:p>
          </table:table-cell>
          <table:table-cell office:value-type="float" office:value="0.84166669845581" calcext:value-type="float">
            <text:p>0.84166669845581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block4_pool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7755997258853" calcext:value-type="float">
            <text:p>0.667755997258853</text:p>
          </table:table-cell>
          <table:table-cell office:value-type="float" office:value="1" calcext:value-type="float">
            <text:p>1</text:p>
          </table:table-cell>
          <table:table-cell office:value-type="float" office:value="0.806666650772095" calcext:value-type="float">
            <text:p>0.806666650772095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block4_pool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9782133414075" calcext:value-type="float">
            <text:p>0.999782133414075</text:p>
          </table:table-cell>
          <table:table-cell office:value-type="float" office:value="2" calcext:value-type="float">
            <text:p>2</text:p>
          </table:table-cell>
          <table:table-cell office:value-type="float" office:value="0.667756010114757" calcext:value-type="float">
            <text:p>0.667756010114757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block4_pool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8039218179541" calcext:value-type="float">
            <text:p>0.998039218179541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block4_pool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9782133414075" calcext:value-type="float">
            <text:p>0.999782133414075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block4_pool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999564266828151" calcext:value-type="float">
            <text:p>0.999564266828151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block4_pool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6732025754218" calcext:value-type="float">
            <text:p>0.99673202575421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block4_pool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5206977105608" calcext:value-type="float">
            <text:p>0.99520697710560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2" calcext:value-type="float">
            <text:p>2</text:p>
          </table:table-cell>
          <table:table-cell office:value-type="float" office:value="0.850000023841858" calcext:value-type="float">
            <text:p>0.85000002384185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849237460482354" calcext:value-type="float">
            <text:p>0.849237460482354</text:p>
          </table:table-cell>
          <table:table-cell office:value-type="float" office:value="2" calcext:value-type="float">
            <text:p>2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813333330154419" calcext:value-type="float">
            <text:p>0.813333330154419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03267956247517" calcext:value-type="float">
            <text:p>0.903267956247517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826666650772095" calcext:value-type="float">
            <text:p>0.826666650772095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9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19389969616934" calcext:value-type="float">
            <text:p>0.919389969616934</text:p>
          </table:table-cell>
          <table:table-cell office:value-type="float" office:value="1" calcext:value-type="float">
            <text:p>1</text:p>
          </table:table-cell>
          <table:table-cell office:value-type="float" office:value="0.665577356332268" calcext:value-type="float">
            <text:p>0.665577356332268</text:p>
          </table:table-cell>
          <table:table-cell office:value-type="float" office:value="2" calcext:value-type="float">
            <text:p>2</text:p>
          </table:table-cell>
          <table:table-cell office:value-type="float" office:value="0.829999971389771" calcext:value-type="float">
            <text:p>0.82999997138977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9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63398689927618" calcext:value-type="float">
            <text:p>0.96339868992761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9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66448798989938" calcext:value-type="float">
            <text:p>0.96644879898993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9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59912855796565" calcext:value-type="float">
            <text:p>0.959912855796565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9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7189541237027" calcext:value-type="float">
            <text:p>0.97189541237027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9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939651424121233" calcext:value-type="float">
            <text:p>0.939651424121233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9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45098038358626" calcext:value-type="float">
            <text:p>0.945098038358626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04357284502266" calcext:value-type="float">
            <text:p>0.904357284502266</text:p>
          </table:table-cell>
          <table:table-cell office:value-type="float" office:value="2" calcext:value-type="float">
            <text:p>2</text:p>
          </table:table-cell>
          <table:table-cell office:value-type="float" office:value="0.664488042491713" calcext:value-type="float">
            <text:p>0.664488042491713</text:p>
          </table:table-cell>
          <table:table-cell office:value-type="float" office:value="2" calcext:value-type="float">
            <text:p>2</text:p>
          </table:table-cell>
          <table:table-cell office:value-type="float" office:value="0.81999997138977" calcext:value-type="float">
            <text:p>0.81999997138977</text:p>
          </table:table-cell>
          <table:table-cell office:value-type="float" office:value="3" calcext:value-type="float">
            <text:p>3</text:p>
          </table:table-cell>
          <table:table-cell office:value-type="float" office:value="0.824999988079071" calcext:value-type="float">
            <text:p>0.824999988079071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43790836271897" calcext:value-type="float">
            <text:p>0.943790836271897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803333330154419" calcext:value-type="float">
            <text:p>0.803333330154419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6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55773412869647" calcext:value-type="float">
            <text:p>0.955773412869647</text:p>
          </table:table-cell>
          <table:table-cell office:value-type="float" office:value="1" calcext:value-type="float">
            <text:p>1</text:p>
          </table:table-cell>
          <table:table-cell office:value-type="float" office:value="0.665577356332268" calcext:value-type="float">
            <text:p>0.665577356332268</text:p>
          </table:table-cell>
          <table:table-cell office:value-type="float" office:value="2" calcext:value-type="float">
            <text:p>2</text:p>
          </table:table-cell>
          <table:table-cell office:value-type="float" office:value="0.806666650772095" calcext:value-type="float">
            <text:p>0.806666650772095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6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85838786293478" calcext:value-type="float">
            <text:p>0.98583878629347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6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8344226413303" calcext:value-type="float">
            <text:p>0.98344226413303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6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70806095413133" calcext:value-type="float">
            <text:p>0.970806095413133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66230935988083" calcext:value-type="float">
            <text:p>0.966230935988083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6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64705897702111" calcext:value-type="float">
            <text:p>0.964705897702111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activation_46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0.943355121487886" calcext:value-type="float">
            <text:p>0.943355121487886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mixed1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5577375421337" calcext:value-type="float">
            <text:p>0.665577375421337</text:p>
          </table:table-cell>
          <table:table-cell office:value-type="float" office:value="2" calcext:value-type="float">
            <text:p>2</text:p>
          </table:table-cell>
          <table:table-cell office:value-type="float" office:value="0.813333330154419" calcext:value-type="float">
            <text:p>0.813333330154419</text:p>
          </table:table-cell>
          <table:table-cell office:value-type="float" office:value="4" calcext:value-type="float">
            <text:p>4</text:p>
          </table:table-cell>
          <table:table-cell office:value-type="float" office:value="0.816666722297668" calcext:value-type="float">
            <text:p>0.81666672229766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mixed1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59041399659674" calcext:value-type="float">
            <text:p>0.659041399659674</text:p>
          </table:table-cell>
          <table:table-cell office:value-type="float" office:value="2" calcext:value-type="float">
            <text:p>2</text:p>
          </table:table-cell>
          <table:table-cell office:value-type="float" office:value="0.80999997138977" calcext:value-type="float">
            <text:p>0.80999997138977</text:p>
          </table:table-cell>
          <table:table-cell office:value-type="float" office:value="2" calcext:value-type="float">
            <text:p>2</text:p>
          </table:table-cell>
          <table:table-cell office:value-type="float" office:value="0.824999988079071" calcext:value-type="float">
            <text:p>0.824999988079071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mixed1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5577362955006" calcext:value-type="float">
            <text:p>0.665577362955006</text:p>
          </table:table-cell>
          <table:table-cell office:value-type="float" office:value="2" calcext:value-type="float">
            <text:p>2</text:p>
          </table:table-cell>
          <table:table-cell office:value-type="float" office:value="0.800000009536743" calcext:value-type="float">
            <text:p>0.800000009536743</text:p>
          </table:table-cell>
          <table:table-cell office:value-type="float" office:value="2" calcext:value-type="float">
            <text:p>2</text:p>
          </table:table-cell>
          <table:table-cell office:value-type="float" office:value="0.824999988079071" calcext:value-type="float">
            <text:p>0.824999988079071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mixed1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mixed1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8474943871591" calcext:value-type="float">
            <text:p>0.998474943871591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mixed10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9346399151422" calcext:value-type="float">
            <text:p>0.99934639915142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mixed1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8910670966105" calcext:value-type="float">
            <text:p>0.998910670966105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mixed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992810444660436" calcext:value-type="float">
            <text:p>0.992810444660436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2" calcext:value-type="float">
            <text:p>2</text:p>
          </table:table-cell>
          <table:table-cell office:value-type="float" office:value="0.841666579246521" calcext:value-type="float">
            <text:p>0.841666579246521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mixed10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0.993899781875361" calcext:value-type="float">
            <text:p>0.993899781875361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average_pooling2d_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8845336811215" calcext:value-type="float">
            <text:p>0.668845336811215</text:p>
          </table:table-cell>
          <table:table-cell office:value-type="float" office:value="2" calcext:value-type="float">
            <text:p>2</text:p>
          </table:table-cell>
          <table:table-cell office:value-type="float" office:value="0.819999992847443" calcext:value-type="float">
            <text:p>0.819999992847443</text:p>
          </table:table-cell>
          <table:table-cell office:value-type="float" office:value="2" calcext:value-type="float">
            <text:p>2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average_pooling2d_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4488042491713" calcext:value-type="float">
            <text:p>0.664488042491713</text:p>
          </table:table-cell>
          <table:table-cell office:value-type="float" office:value="2" calcext:value-type="float">
            <text:p>2</text:p>
          </table:table-cell>
          <table:table-cell office:value-type="float" office:value="0.813333296775818" calcext:value-type="float">
            <text:p>0.813333296775818</text:p>
          </table:table-cell>
          <table:table-cell office:value-type="float" office:value="2" calcext:value-type="float">
            <text:p>2</text:p>
          </table:table-cell>
          <table:table-cell office:value-type="float" office:value="0.850000023841858" calcext:value-type="float">
            <text:p>0.85000002384185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average_pooling2d_9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7755997258853" calcext:value-type="float">
            <text:p>0.667755997258853</text:p>
          </table:table-cell>
          <table:table-cell office:value-type="float" office:value="1" calcext:value-type="float">
            <text:p>1</text:p>
          </table:table-cell>
          <table:table-cell office:value-type="float" office:value="0.813333330154419" calcext:value-type="float">
            <text:p>0.813333330154419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average_pooling2d_9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998257068715064" calcext:value-type="float">
            <text:p>0.998257068715064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average_pooling2d_9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8039210699742" calcext:value-type="float">
            <text:p>0.99803921069974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average_pooling2d_9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0.998692801886914" calcext:value-type="float">
            <text:p>0.998692801886914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average_pooling2d_9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average_pooling2d_9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7385620915033" calcext:value-type="float">
            <text:p>0.997385620915033</text:p>
          </table:table-cell>
          <table:table-cell office:value-type="float" office:value="2" calcext:value-type="float">
            <text:p>2</text:p>
          </table:table-cell>
          <table:table-cell office:value-type="float" office:value="0.667756016347922" calcext:value-type="float">
            <text:p>0.667756016347922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average_pooling2d_9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4117651889527" calcext:value-type="float">
            <text:p>0.994117651889527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1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2309382476059" calcext:value-type="float">
            <text:p>0.662309382476059</text:p>
          </table:table-cell>
          <table:table-cell office:value-type="float" office:value="2" calcext:value-type="float">
            <text:p>2</text:p>
          </table:table-cell>
          <table:table-cell office:value-type="float" office:value="0.829999971389771" calcext:value-type="float">
            <text:p>0.829999971389771</text:p>
          </table:table-cell>
          <table:table-cell office:value-type="float" office:value="1" calcext:value-type="float">
            <text:p>1</text:p>
          </table:table-cell>
          <table:table-cell office:value-type="float" office:value="0.84166669845581" calcext:value-type="float">
            <text:p>0.84166669845581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1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779999983310699" calcext:value-type="float">
            <text:p>0.779999983310699</text:p>
          </table:table-cell>
          <table:table-cell office:value-type="float" office:value="3" calcext:value-type="float">
            <text:p>3</text:p>
          </table:table-cell>
          <table:table-cell office:value-type="float" office:value="0.841666579246521" calcext:value-type="float">
            <text:p>0.841666579246521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1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4488039375131" calcext:value-type="float">
            <text:p>0.664488039375131</text:p>
          </table:table-cell>
          <table:table-cell office:value-type="float" office:value="1" calcext:value-type="float">
            <text:p>1</text:p>
          </table:table-cell>
          <table:table-cell office:value-type="float" office:value="0.789999988079071" calcext:value-type="float">
            <text:p>0.789999988079071</text:p>
          </table:table-cell>
          <table:table-cell office:value-type="float" office:value="2" calcext:value-type="float">
            <text:p>2</text:p>
          </table:table-cell>
          <table:table-cell office:value-type="float" office:value="0.850000023841858" calcext:value-type="float">
            <text:p>0.850000023841858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1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1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9128543629366" calcext:value-type="float">
            <text:p>0.999128543629366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10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9564266828151" calcext:value-type="float">
            <text:p>0.999564266828151</text:p>
          </table:table-cell>
          <table:table-cell office:value-type="float" office:value="2" calcext:value-type="float">
            <text:p>2</text:p>
          </table:table-cell>
          <table:table-cell office:value-type="float" office:value="0.666666696274203" calcext:value-type="float">
            <text:p>0.666666696274203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1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7821354086882" calcext:value-type="float">
            <text:p>0.99782135408688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8039215296702" calcext:value-type="float">
            <text:p>0.99803921529670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2" calcext:value-type="float">
            <text:p>2</text:p>
          </table:table-cell>
          <table:table-cell office:value-type="float" office:value="0.841666579246521" calcext:value-type="float">
            <text:p>0.841666579246521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10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4771246816598" calcext:value-type="float">
            <text:p>0.99477124681659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9_ac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4488036258548" calcext:value-type="float">
            <text:p>0.664488036258548</text:p>
          </table:table-cell>
          <table:table-cell office:value-type="float" office:value="2" calcext:value-type="float">
            <text:p>2</text:p>
          </table:table-cell>
          <table:table-cell office:value-type="float" office:value="0.816666650772095" calcext:value-type="float">
            <text:p>0.816666650772095</text:p>
          </table:table-cell>
          <table:table-cell office:value-type="float" office:value="4" calcext:value-type="float">
            <text:p>4</text:p>
          </table:table-cell>
          <table:table-cell office:value-type="float" office:value="0.866666674613953" calcext:value-type="float">
            <text:p>0.866666674613953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9_ac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5577369188172" calcext:value-type="float">
            <text:p>0.665577369188172</text:p>
          </table:table-cell>
          <table:table-cell office:value-type="float" office:value="2" calcext:value-type="float">
            <text:p>2</text:p>
          </table:table-cell>
          <table:table-cell office:value-type="float" office:value="0.793333303928375" calcext:value-type="float">
            <text:p>0.793333303928375</text:p>
          </table:table-cell>
          <table:table-cell office:value-type="float" office:value="3" calcext:value-type="float">
            <text:p>3</text:p>
          </table:table-cell>
          <table:table-cell office:value-type="float" office:value="0.858333289623261" calcext:value-type="float">
            <text:p>0.858333289623261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9_ac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5577356721841" calcext:value-type="float">
            <text:p>0.665577356721841</text:p>
          </table:table-cell>
          <table:table-cell office:value-type="float" office:value="2" calcext:value-type="float">
            <text:p>2</text:p>
          </table:table-cell>
          <table:table-cell office:value-type="float" office:value="0.799999988079071" calcext:value-type="float">
            <text:p>0.799999988079071</text:p>
          </table:table-cell>
          <table:table-cell office:value-type="float" office:value="3" calcext:value-type="float">
            <text:p>3</text:p>
          </table:table-cell>
          <table:table-cell office:value-type="float" office:value="0.85833340883255" calcext:value-type="float">
            <text:p>0.85833340883255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9_ac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999782133414075" calcext:value-type="float">
            <text:p>0.999782133414075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9_ac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998257069805868" calcext:value-type="float">
            <text:p>0.99825706980586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2" calcext:value-type="float">
            <text:p>2</text:p>
          </table:table-cell>
          <table:table-cell office:value-type="float" office:value="0.841666579246521" calcext:value-type="float">
            <text:p>0.841666579246521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9_ac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0.998910665979572" calcext:value-type="float">
            <text:p>0.99891066597957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2" calcext:value-type="float">
            <text:p>2</text:p>
          </table:table-cell>
          <table:table-cell office:value-type="float" office:value="0.850000023841858" calcext:value-type="float">
            <text:p>0.850000023841858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9_ac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999782133414075" calcext:value-type="float">
            <text:p>0.999782133414075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3" calcext:value-type="float">
            <text:p>3</text:p>
          </table:table-cell>
          <table:table-cell office:value-type="float" office:value="0.841666579246521" calcext:value-type="float">
            <text:p>0.841666579246521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9_ac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2" calcext:value-type="float">
            <text:p>2</text:p>
          </table:table-cell>
          <table:table-cell office:value-type="float" office:value="0.841666579246521" calcext:value-type="float">
            <text:p>0.841666579246521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9_ac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0.995642703187232" calcext:value-type="float">
            <text:p>0.99564270318723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2_relu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1938984471988" calcext:value-type="float">
            <text:p>0.991938984471988</text:p>
          </table:table-cell>
          <table:table-cell office:value-type="float" office:value="3" calcext:value-type="float">
            <text:p>3</text:p>
          </table:table-cell>
          <table:table-cell office:value-type="float" office:value="0.665577343865937" calcext:value-type="float">
            <text:p>0.665577343865937</text:p>
          </table:table-cell>
          <table:table-cell office:value-type="float" office:value="2" calcext:value-type="float">
            <text:p>2</text:p>
          </table:table-cell>
          <table:table-cell office:value-type="float" office:value="0.829999971389771" calcext:value-type="float">
            <text:p>0.829999971389771</text:p>
          </table:table-cell>
          <table:table-cell office:value-type="float" office:value="5" calcext:value-type="float">
            <text:p>5</text:p>
          </table:table-cell>
          <table:table-cell office:value-type="float" office:value="0.850000023841858" calcext:value-type="float">
            <text:p>0.85000002384185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2_rel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9782133414075" calcext:value-type="float">
            <text:p>0.999782133414075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6666655540466" calcext:value-type="float">
            <text:p>0.836666655540466</text:p>
          </table:table-cell>
          <table:table-cell office:value-type="float" office:value="4" calcext:value-type="float">
            <text:p>4</text:p>
          </table:table-cell>
          <table:table-cell office:value-type="float" office:value="0.850000023841858" calcext:value-type="float">
            <text:p>0.85000002384185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2_relu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0.999782133414075" calcext:value-type="float">
            <text:p>0.999782133414075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26666650772095" calcext:value-type="float">
            <text:p>0.826666650772095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2_relu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8257077285667" calcext:value-type="float">
            <text:p>0.998257077285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2_relu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782134910035" calcext:value-type="float">
            <text:p>0.99782134910035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2_relu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0.99084967569588" calcext:value-type="float">
            <text:p>0.99084967569588</text:p>
          </table:table-cell>
          <table:table-cell office:value-type="float" office:value="2" calcext:value-type="float">
            <text:p>2</text:p>
          </table:table-cell>
          <table:table-cell office:value-type="float" office:value="0.666666683418299" calcext:value-type="float">
            <text:p>0.666666683418299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2_relu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6949895222982" calcext:value-type="float">
            <text:p>0.99694989522298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2_relu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2374729331023" calcext:value-type="float">
            <text:p>0.992374729331023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2_relu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0.987363828553094" calcext:value-type="float">
            <text:p>0.987363828553094</text:p>
          </table:table-cell>
          <table:table-cell office:value-type="float" office:value="2" calcext:value-type="float">
            <text:p>2</text:p>
          </table:table-cell>
          <table:table-cell office:value-type="float" office:value="0.668845317722146" calcext:value-type="float">
            <text:p>0.668845317722146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1_relu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9782133414075" calcext:value-type="float">
            <text:p>0.999782133414075</text:p>
          </table:table-cell>
          <table:table-cell office:value-type="float" office:value="2" calcext:value-type="float">
            <text:p>2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81999997138977" calcext:value-type="float">
            <text:p>0.81999997138977</text:p>
          </table:table-cell>
          <table:table-cell office:value-type="float" office:value="2" calcext:value-type="float">
            <text:p>2</text:p>
          </table:table-cell>
          <table:table-cell office:value-type="float" office:value="0.84166669845581" calcext:value-type="float">
            <text:p>0.84166669845581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1_rel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34922791" calcext:value-type="float">
            <text:p>0.833333334922791</text:p>
          </table:table-cell>
          <table:table-cell office:value-type="float" office:value="3" calcext:value-type="float">
            <text:p>3</text:p>
          </table:table-cell>
          <table:table-cell office:value-type="float" office:value="0.850000023841858" calcext:value-type="float">
            <text:p>0.85000002384185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1_relu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2" calcext:value-type="float">
            <text:p>2</text:p>
          </table:table-cell>
          <table:table-cell office:value-type="float" office:value="0.820000014305115" calcext:value-type="float">
            <text:p>0.820000014305115</text:p>
          </table:table-cell>
          <table:table-cell office:value-type="float" office:value="2" calcext:value-type="float">
            <text:p>2</text:p>
          </table:table-cell>
          <table:table-cell office:value-type="float" office:value="0.84166669845581" calcext:value-type="float">
            <text:p>0.84166669845581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1_relu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9782133414075" calcext:value-type="float">
            <text:p>0.999782133414075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1_relu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8039220672807" calcext:value-type="float">
            <text:p>0.998039220672807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1_relu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9128538642834" calcext:value-type="float">
            <text:p>0.999128538642834</text:p>
          </table:table-cell>
          <table:table-cell office:value-type="float" office:value="2" calcext:value-type="float">
            <text:p>2</text:p>
          </table:table-cell>
          <table:table-cell office:value-type="float" office:value="0.668845330188477" calcext:value-type="float">
            <text:p>0.668845330188477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1_relu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996949892340143" calcext:value-type="float">
            <text:p>0.996949892340143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1_relu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4989113402522" calcext:value-type="float">
            <text:p>0.99498911340252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1_relu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3464064753912" calcext:value-type="float">
            <text:p>0.99346406475391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2_concat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8692805470984" calcext:value-type="float">
            <text:p>0.998692805470984</text:p>
          </table:table-cell>
          <table:table-cell office:value-type="float" office:value="1" calcext:value-type="float">
            <text:p>1</text:p>
          </table:table-cell>
          <table:table-cell office:value-type="float" office:value="0.653594781370724" calcext:value-type="float">
            <text:p>0.653594781370724</text:p>
          </table:table-cell>
          <table:table-cell office:value-type="float" office:value="2" calcext:value-type="float">
            <text:p>2</text:p>
          </table:table-cell>
          <table:table-cell office:value-type="float" office:value="0.786666667461395" calcext:value-type="float">
            <text:p>0.786666667461395</text:p>
          </table:table-cell>
          <table:table-cell office:value-type="float" office:value="2" calcext:value-type="float">
            <text:p>2</text:p>
          </table:table-cell>
          <table:table-cell office:value-type="float" office:value="0.808333277702331" calcext:value-type="float">
            <text:p>0.808333277702331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2_conca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5577356332268" calcext:value-type="float">
            <text:p>0.665577356332268</text:p>
          </table:table-cell>
          <table:table-cell office:value-type="float" office:value="1" calcext:value-type="float">
            <text:p>1</text:p>
          </table:table-cell>
          <table:table-cell office:value-type="float" office:value="0.80999997138977" calcext:value-type="float">
            <text:p>0.80999997138977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2_concat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2505467530169" calcext:value-type="float">
            <text:p>0.652505467530169</text:p>
          </table:table-cell>
          <table:table-cell office:value-type="float" office:value="1" calcext:value-type="float">
            <text:p>1</text:p>
          </table:table-cell>
          <table:table-cell office:value-type="float" office:value="0.80999997138977" calcext:value-type="float">
            <text:p>0.80999997138977</text:p>
          </table:table-cell>
          <table:table-cell office:value-type="float" office:value="1" calcext:value-type="float">
            <text:p>1</text:p>
          </table:table-cell>
          <table:table-cell office:value-type="float" office:value="0.816666722297668" calcext:value-type="float">
            <text:p>0.81666672229766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2_conca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998257082272199" calcext:value-type="float">
            <text:p>0.998257082272199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2_concat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6732026143791" calcext:value-type="float">
            <text:p>0.996732026143791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2_concat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0.99520696144478" calcext:value-type="float">
            <text:p>0.9952069614447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2_conca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4335516138014" calcext:value-type="float">
            <text:p>0.994335516138014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2_concat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989978218234442" calcext:value-type="float">
            <text:p>0.989978218234442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2" calcext:value-type="float">
            <text:p>2</text:p>
          </table:table-cell>
          <table:table-cell office:value-type="float" office:value="0.850000023841858" calcext:value-type="float">
            <text:p>0.85000002384185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2_concat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88453164910958" calcext:value-type="float">
            <text:p>0.988453164910958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1_concat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8910672056909" calcext:value-type="float">
            <text:p>0.998910672056909</text:p>
          </table:table-cell>
          <table:table-cell office:value-type="float" office:value="2" calcext:value-type="float">
            <text:p>2</text:p>
          </table:table-cell>
          <table:table-cell office:value-type="float" office:value="0.656862755226933" calcext:value-type="float">
            <text:p>0.656862755226933</text:p>
          </table:table-cell>
          <table:table-cell office:value-type="float" office:value="2" calcext:value-type="float">
            <text:p>2</text:p>
          </table:table-cell>
          <table:table-cell office:value-type="float" office:value="0.783333368301392" calcext:value-type="float">
            <text:p>0.783333368301392</text:p>
          </table:table-cell>
          <table:table-cell office:value-type="float" office:value="2" calcext:value-type="float">
            <text:p>2</text:p>
          </table:table-cell>
          <table:table-cell office:value-type="float" office:value="0.808333277702331" calcext:value-type="float">
            <text:p>0.808333277702331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1_conca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06666650772095" calcext:value-type="float">
            <text:p>0.806666650772095</text:p>
          </table:table-cell>
          <table:table-cell office:value-type="float" office:value="1" calcext:value-type="float">
            <text:p>1</text:p>
          </table:table-cell>
          <table:table-cell office:value-type="float" office:value="0.824999988079071" calcext:value-type="float">
            <text:p>0.824999988079071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1_concat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4684108456755" calcext:value-type="float">
            <text:p>0.654684108456755</text:p>
          </table:table-cell>
          <table:table-cell office:value-type="float" office:value="1" calcext:value-type="float">
            <text:p>1</text:p>
          </table:table-cell>
          <table:table-cell office:value-type="float" office:value="0.806666650772095" calcext:value-type="float">
            <text:p>0.806666650772095</text:p>
          </table:table-cell>
          <table:table-cell office:value-type="float" office:value="1" calcext:value-type="float">
            <text:p>1</text:p>
          </table:table-cell>
          <table:table-cell office:value-type="float" office:value="0.808333277702331" calcext:value-type="float">
            <text:p>0.808333277702331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1_conca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8039210310169" calcext:value-type="float">
            <text:p>0.998039210310169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1_concat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7603485007691" calcext:value-type="float">
            <text:p>0.997603485007691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1_concat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0.99564271066703" calcext:value-type="float">
            <text:p>0.99564271066703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1_conca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994335508658216" calcext:value-type="float">
            <text:p>0.994335508658216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1_concat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94771244323331" calcext:value-type="float">
            <text:p>0.994771244323331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2" calcext:value-type="float">
            <text:p>2</text:p>
          </table:table-cell>
          <table:table-cell office:value-type="float" office:value="0.850000023841858" calcext:value-type="float">
            <text:p>0.850000023841858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conv5_block31_concat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76906329276515" calcext:value-type="float">
            <text:p>0.976906329276515</text:p>
          </table:table-cell>
          <table:table-cell office:value-type="float" office:value="1" calcext:value-type="float">
            <text:p>1</text:p>
          </table:table-cell>
          <table:table-cell office:value-type="float" office:value="0.666666676795561" calcext:value-type="float">
            <text:p>0.666666676795561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1" calcext:value-type="float">
            <text:p>1</text:p>
          </table:table-cell>
          <table:table-cell office:value-type="float" office:value="0.833333313465118" calcext:value-type="float">
            <text:p>0.833333313465118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nsfer Model</text:p>
          </table:table-cell>
          <table:table-cell office:value-type="string" calcext:value-type="string">
            <text:p>Transfer Model Top Layer</text:p>
          </table:table-cell>
          <table:table-cell office:value-type="string" calcext:value-type="string">
            <text:p>Our Model # Layers</text:p>
          </table:table-cell>
          <table:table-cell office:value-type="string" calcext:value-type="string">
            <text:p>Our Model Neurons/Layer</text:p>
          </table:table-cell>
          <table:table-cell office:value-type="string" calcext:value-type="string">
            <text:p>Tr Best Epoch</text:p>
          </table:table-cell>
          <table:table-cell office:value-type="string" calcext:value-type="string">
            <text:p>Tr Best Accur</text:p>
          </table:table-cell>
          <table:table-cell office:value-type="string" calcext:value-type="string">
            <text:p>Te_1 Best Epoch</text:p>
          </table:table-cell>
          <table:table-cell office:value-type="string" calcext:value-type="string">
            <text:p>Te_1 Best Accur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average_pooling2d_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8845336811215" calcext:value-type="float">
            <text:p>0.668845336811215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block4_p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99128536149567" calcext:value-type="float">
            <text:p>0.999128536149567</text:p>
          </table:table-cell>
          <table:table-cell office:value-type="float" office:value="3" calcext:value-type="float">
            <text:p>3</text:p>
          </table:table-cell>
          <table:table-cell office:value-type="float" office:value="0.66884533057805" calcext:value-type="float">
            <text:p>0.66884533057805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fc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7812636229727" calcext:value-type="float">
            <text:p>0.7812636229727</text:p>
          </table:table-cell>
          <table:table-cell office:value-type="float" office:value="7" calcext:value-type="float">
            <text:p>7</text:p>
          </table:table-cell>
          <table:table-cell office:value-type="float" office:value="0.668845330188477" calcext:value-type="float">
            <text:p>0.668845330188477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1_relu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999128538642834" calcext:value-type="float">
            <text:p>0.999128538642834</text:p>
          </table:table-cell>
          <table:table-cell office:value-type="float" office:value="2" calcext:value-type="float">
            <text:p>2</text:p>
          </table:table-cell>
          <table:table-cell office:value-type="float" office:value="0.668845330188477" calcext:value-type="float">
            <text:p>0.668845330188477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string" calcext:value-type="string">
            <text:p>conv_pw_12_relu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0.987363828553094" calcext:value-type="float">
            <text:p>0.987363828553094</text:p>
          </table:table-cell>
          <table:table-cell office:value-type="float" office:value="2" calcext:value-type="float">
            <text:p>2</text:p>
          </table:table-cell>
          <table:table-cell office:value-type="float" office:value="0.668845317722146" calcext:value-type="float">
            <text:p>0.668845317722146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nsfer Model</text:p>
          </table:table-cell>
          <table:table-cell office:value-type="string" calcext:value-type="string">
            <text:p>Transfer Model Top Layer</text:p>
          </table:table-cell>
          <table:table-cell office:value-type="string" calcext:value-type="string">
            <text:p>Our Model # Layers</text:p>
          </table:table-cell>
          <table:table-cell office:value-type="string" calcext:value-type="string">
            <text:p>Our Model Neurons/Layer</text:p>
          </table:table-cell>
          <table:table-cell office:value-type="string" calcext:value-type="string">
            <text:p>Tr Best Epoch</text:p>
          </table:table-cell>
          <table:table-cell office:value-type="string" calcext:value-type="string">
            <text:p>Tr Best Accur</text:p>
          </table:table-cell>
          <table:table-cell office:value-type="string" calcext:value-type="string">
            <text:p>Te_2 Best Epoch</text:p>
          </table:table-cell>
          <table:table-cell office:value-type="string" calcext:value-type="string">
            <text:p>Te_2 Best Accur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flatte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85185171731936" calcext:value-type="float">
            <text:p>0.985185171731936</text:p>
          </table:table-cell>
          <table:table-cell office:value-type="float" office:value="3" calcext:value-type="float">
            <text:p>3</text:p>
          </table:table-cell>
          <table:table-cell office:value-type="float" office:value="0.839999997615814" calcext:value-type="float">
            <text:p>0.839999997615814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733115470643137" calcext:value-type="float">
            <text:p>0.733115470643137</text:p>
          </table:table-cell>
          <table:table-cell office:value-type="float" office:value="6" calcext:value-type="float">
            <text:p>6</text:p>
          </table:table-cell>
          <table:table-cell office:value-type="float" office:value="0.839999992847443" calcext:value-type="float">
            <text:p>0.839999992847443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808278853986777" calcext:value-type="float">
            <text:p>0.808278853986777</text:p>
          </table:table-cell>
          <table:table-cell office:value-type="float" office:value="4" calcext:value-type="float">
            <text:p>4</text:p>
          </table:table-cell>
          <table:table-cell office:value-type="float" office:value="0.839999992847443" calcext:value-type="float">
            <text:p>0.839999992847443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828758158948686" calcext:value-type="float">
            <text:p>0.828758158948686</text:p>
          </table:table-cell>
          <table:table-cell office:value-type="float" office:value="1" calcext:value-type="float">
            <text:p>1</text:p>
          </table:table-cell>
          <table:table-cell office:value-type="float" office:value="0.836666655540466" calcext:value-type="float">
            <text:p>0.836666655540466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953376903565101" calcext:value-type="float">
            <text:p>0.953376903565101</text:p>
          </table:table-cell>
          <table:table-cell office:value-type="float" office:value="3" calcext:value-type="float">
            <text:p>3</text:p>
          </table:table-cell>
          <table:table-cell office:value-type="float" office:value="0.836666655540466" calcext:value-type="float">
            <text:p>0.836666655540466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nsfer Model</text:p>
          </table:table-cell>
          <table:table-cell office:value-type="string" calcext:value-type="string">
            <text:p>Transfer Model Top Layer</text:p>
          </table:table-cell>
          <table:table-cell office:value-type="string" calcext:value-type="string">
            <text:p>Our Model # Layers</text:p>
          </table:table-cell>
          <table:table-cell office:value-type="string" calcext:value-type="string">
            <text:p>Our Model Neurons/Layer</text:p>
          </table:table-cell>
          <table:table-cell office:value-type="string" calcext:value-type="string">
            <text:p>Tr Best Epoch</text:p>
          </table:table-cell>
          <table:table-cell office:value-type="string" calcext:value-type="string">
            <text:p>Tr Best Accur</text:p>
          </table:table-cell>
          <table:table-cell office:value-type="string" calcext:value-type="string">
            <text:p>Te_3 Best Epoch</text:p>
          </table:table-cell>
          <table:table-cell office:value-type="string" calcext:value-type="string">
            <text:p>Te_3 Best Accur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0.722657944330203" calcext:value-type="float">
            <text:p>0.722657944330203</text:p>
          </table:table-cell>
          <table:table-cell office:value-type="float" office:value="6" calcext:value-type="float">
            <text:p>6</text:p>
          </table:table-cell>
          <table:table-cell office:value-type="float" office:value="0.866666674613953" calcext:value-type="float">
            <text:p>0.866666674613953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9_ac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66666674613953" calcext:value-type="float">
            <text:p>0.866666674613953</text:p>
          </table:table-cell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string" calcext:value-type="string">
            <text:p>prediction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837908495641222" calcext:value-type="float">
            <text:p>0.837908495641222</text:p>
          </table:table-cell>
          <table:table-cell office:value-type="float" office:value="8" calcext:value-type="float">
            <text:p>8</text:p>
          </table:table-cell>
          <table:table-cell office:value-type="float" office:value="0.85833340883255" calcext:value-type="float">
            <text:p>0.85833340883255</text:p>
          </table:table-cell>
        </table:table-row>
        <table:table-row table:style-name="ro1">
          <table:table-cell office:value-type="string" calcext:value-type="string">
            <text:p>inception_resnet_v2</text:p>
          </table:table-cell>
          <table:table-cell office:value-type="string" calcext:value-type="string">
            <text:p>block8_9_ac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5833340883255" calcext:value-type="float">
            <text:p>0.85833340883255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prediction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729193900691138" calcext:value-type="float">
            <text:p>0.729193900691138</text:p>
          </table:table-cell>
          <table:table-cell office:value-type="float" office:value="8" calcext:value-type="float">
            <text:p>8</text:p>
          </table:table-cell>
          <table:table-cell office:value-type="float" office:value="0.858333289623261" calcext:value-type="float">
            <text:p>0.858333289623261</text:p>
          </table:table-cell>
        </table:table-row>
      </table:table>
      <table:named-expressions/>
      <table:database-ranges>
        <table:database-range table:name="__Anonymous_Sheet_DB__0" table:target-range-address="Sheet1.A1:Sheet1.L208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Sheet2.A1:Sheet2.H6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Sheet3.A1:Sheet3.H6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Sheet4.A1:Sheet4.H6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10:11:58.209253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9:44:13.879417290</meta:creation-date>
    <dc:date>2018-04-23T10:13:27.107807263</dc:date>
    <meta:editing-duration>PT6M28S</meta:editing-duration>
    <meta:editing-cycles>5</meta:editing-cycles>
    <meta:generator>LibreOffice/5.4.6.2$Linux_X86_64 LibreOffice_project/40m0$Build-2</meta:generator>
    <meta:document-statistic meta:table-count="4" meta:cell-count="2640" meta:object-count="0"/>
  </office:meta>
</office:document-meta>
</file>